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406cm" fo:margin-right="0cm" fo:text-indent="-0.388cm" style:auto-text-indent="false">
        <style:tab-stops>
          <style:tab-stop style:position="8.895cm" style:type="center"/>
          <style:tab-stop style:position="17.791cm" style:type="right"/>
        </style:tab-stops>
      </style:paragraph-properties>
      <style:text-properties fo:font-size="10pt"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tyle="normal" style:font-style-asian="normal" style:font-style-complex="normal"/>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mulating Adaptive Markets with Markov Games</text:p>
      <text:p text:style-name="P3">Maxwell Sayles</text:p>
      <text:p text:style-name="Standard"/>
      <text:p text:style-name="Standard"><text:span text:style-name="T7">Motivation</text:span>: Financial markets are becoming increasingly more accessible with more trades occurring on automated systems. Changing laws about automated order placement make market analysis performed by computer programs more important and more relevant. <text:s/>This type of analysis is relevant for investment purposes, but also for economic forecasting and market stability. <text:s/>As financial markets have evolved and matured, economic theory has offered ideas on how institutions can influence these markets in order to increase stability and decrease the likelihood and impact of market swings. <text:s/>One application of this research is to <text:span text:style-name="T4">better inform institutions as to the movement of assets and how they can better interact with markets in order to improve stability and stimulate growth.</text:span></text:p>
      <text:p text:style-name="P4"/>
      <text:p text:style-name="Standard"><text:span text:style-name="T7">Methodology</text:span>: Many opponents to market analysis subscribe to the Efficient Market Hypothesis. <text:s/>This hypothesis asserts that markets are efficient with respect to information; the prices of traded assets intrinsically reflect all known information about that asset. <text:s/>Some empirical evidence against this hypothesis is the slow diffusion of relevant information and the relative success of certain market participants. <text:s/>Behavioural economics attempts to explain these market anomalies based on psychological factors. <text:s/>An emerging model by Lo<text:span text:style-name="T1">1</text:span>, known as the Adaptive Markets Hypothesis, attempts to reconcile the efficiency of markets with behavioural economics by applying evolutionary principles such as competition, adaptation, and natural selection. <text:s/>Using this hypothesis and game theoretic principles, a simulation can be computed where market participants are modelled as selfish agents and their strategic actions are specified by the deviation from an expected future value of an asset.</text:p>
      <text:p text:style-name="Standard"><text:tab/>Central to this research will be the concept of Markov chains<text:span text:style-name="T1">2</text:span><text:span text:style-name="T2">.</text:span><text:span text:style-name="T1"> <text:s/></text:span>A Markov chain is a stochastic process with the property that the conditional probability distribution of future states depends only on the present state and not on the past states. <text:s/>Assuming that markets are efficient, all the available information about an asset (the state) is specified by the price of the traded asset. <text:s/>The future state of an asset is then determined probabilistically by its present state. <text:s/>One possible interpretation is to define the state of an asset to be the logarithmic increase or decrease of its traded value – essentially normalizing the value of an asset. <text:s/>A <text:span text:style-name="T6">t</text:span><text:span text:style-name="T4">-step chain now represents the probability of a logarithmic increase on step </text:span><text:span text:style-name="T6">t</text:span><text:span text:style-name="T4"> and not the value of the asset; as such, all paths of length </text:span><text:span text:style-name="T6">t</text:span><text:span text:style-name="T4"> need to be evaluated in order to compute the expected value of the asset. <text:s/>Since each path deviates from the expected value, this determines the standard deviation. <text:s/>The solution to this is a combinatorial problem that can be solved (or approximated) algorithmically. <text:s/>The success of this model will be measured by training the simulation on a window of historical data and then measuring the distance from the known value outside of this window to the probability of the expected value and deviation given by the simulation. <text:s/>This process of evaluation will be iterative and feed-back onto the design of the model itself. <text:s/></text:span></text:p>
      <text:p text:style-name="Standard"><text:span text:style-name="T4"/></text:p>
      <text:p text:style-name="Standard"><text:span text:style-name="T5">Contributions</text:span><text:span text:style-name="T4">: Possible results of this research is that an analysis of how the model relates to historical data may provide us insight into the stochastic processes of financial markets and the strategies of market participants. <text:s/>The measure of deviation in future expected value may correspond to the volatility of an asset and to market stability as a whole. <text:s/>Knowledge about potential strategies and the direction of market movement can help decide interventionist policies that may be used to increase market stability or growth. <text:s/>Possible scientific contributions may include an improvement on the accuracy or efficiency with which we can simulate social systems as they apply to economic markets. <text:s/></text:span><text:span text:style-name="T3">In addition, this research will serve as an example of a simulation of agents under the Adaptive Markets Hypothesis and as an application of Markov chains to game theoretic principles in a market set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895cm" style:type="center"/>
          <style:tab-stop style:position="17.791cm" style:type="right"/>
        </style:tab-stops>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406cm" fo:margin-right="0cm" fo:text-indent="-0.388cm" style:auto-text-indent="false">
        <style:tab-stops>
          <style:tab-stop style:position="8.895cm" style:type="center"/>
          <style:tab-stop style:position="17.791cm" style:type="right"/>
        </style:tab-stops>
      </style:paragraph-properties>
      <style:text-properties fo:font-size="10pt" style:font-size-asian="10pt" style:font-size-complex="10pt"/>
    </style:style>
    <style:style style:name="P2" style:family="paragraph" style:parent-style-name="Footer">
      <style:text-properties fo:font-size="10pt" style:font-size-asian="10pt" style:font-size-complex="10pt"/>
    </style:style>
    <style:page-layout style:name="pm1">
      <style:page-layout-properties fo:page-width="21.59cm" fo:page-height="27.94cm" style:num-format="1" style:print-orientation="portrait" fo:margin-top="1.9cm" fo:margin-bottom="1.9cm" fo:margin-left="1.9cm" fo:margin-right="1.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1. A. Lo, “The Adaptive Markets Hypothesis: Market Efficiency from an Evolutionary Perspective ”, 2004.</text:p>
        <text:p text:style-name="P2">2. C. Grinstead and J. Snell, “Introduction to Probability: Second Revised Edition”, 199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x</meta:initial-creator>
    <meta:creation-date>2008-09-17T16:36:59</meta:creation-date>
    <dc:creator>max</dc:creator>
    <dc:date>2008-09-18T12:39:37</dc:date>
    <meta:editing-cycles>78</meta:editing-cycles>
    <meta:editing-duration>PT2H53M2S</meta:editing-duration>
    <meta:user-defined meta:name="Info 1"/>
    <meta:user-defined meta:name="Info 2"/>
    <meta:user-defined meta:name="Info 3"/>
    <meta:user-defined meta:name="Info 4"/>
    <meta:document-statistic meta:table-count="0" meta:image-count="0" meta:object-count="0" meta:page-count="1" meta:paragraph-count="8" meta:word-count="669" meta:character-count="4357"/>
  </office:meta>
</office:document-meta>
</file>